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736in"/>
    </style:style>
    <style:style style:name="co5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1" table:number-columns-repeated="16368" table:default-cell-style-name="ce1"/>
        <table:table-row table:style-name="ro1">
          <table:table-cell table:number-columns-repeated="18"/>
          <table:table-cell office:value-type="string" calcext:value-type="string">
            <text:p>netto</text:p>
          </table:table-cell>
          <table:table-cell office:value-type="string" calcext:value-type="string">
            <text:p>brutto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2" office:value-type="string" calcext:value-type="string">
            <text:p>TOTAL</text:p>
          </table:table-cell>
          <table:table-cell table:style-name="ce2" table:formula="of:=SUM([.S5:.S48])" office:value-type="float" office:value="105.297715447154" calcext:value-type="float">
            <text:p>105.297715447154</text:p>
          </table:table-cell>
          <table:table-cell table:style-name="ce2" table:formula="of:=[.S2]*1.23" office:value-type="float" office:value="129.51619" calcext:value-type="float">
            <text:p>129.5161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TME</text:p>
          </table:table-cell>
          <table:covered-table-cell/>
          <table:table-cell table:style-name="ce4" office:value-type="string" calcext:value-type="string" table:number-columns-spanned="2" table:number-rows-spanned="1">
            <text:p>Mouser</text:p>
          </table:table-cell>
          <table:covered-table-cell/>
          <table:table-cell table:style-name="ce4" office:value-type="string" calcext:value-type="string" table:number-columns-spanned="2" table:number-rows-spanned="1">
            <text:p>Kamami</text:p>
          </table:table-cell>
          <table:covered-table-cell/>
          <table:table-cell table:style-name="ce4" office:value-type="string" calcext:value-type="string" table:number-columns-spanned="2" table:number-rows-spanned="1">
            <text:p>Botland</text:p>
          </table:table-cell>
          <table:covered-table-cell/>
          <table:table-cell table:style-name="ce4" office:value-type="string" calcext:value-type="string" table:number-columns-spanned="2" table:number-rows-spanned="1">
            <text:p>Other</text:p>
          </table:table-cell>
          <table:covered-table-cell/>
          <table:table-cell table:number-columns-repeated="16368"/>
        </table:table-row>
        <table:table-row table:style-name="ro1">
          <table:table-cell table:style-name="ce2"/>
          <table:table-cell table:style-name="ce2" office:value-type="string" calcext:value-type="string">
            <text:p>comm-board (io)</text:p>
          </table:table-cell>
          <table:table-cell table:style-name="ce2" office:value-type="string" calcext:value-type="string">
            <text:p>comm-board (gate)</text:p>
          </table:table-cell>
          <table:table-cell table:style-name="ce2" office:value-type="string" calcext:value-type="string">
            <text:p>io-bo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/>
          <table:table-cell table:style-name="ce2" office:value-type="string" calcext:value-type="string">
            <text:p>Min price</text:p>
          </table:table-cell>
          <table:table-cell table:style-name="ce2" office:value-type="string" calcext:value-type="string">
            <text:p>Cost</text:p>
          </table:table-cell>
          <table:table-cell table:style-name="ce2" table:number-columns-repeated="16365"/>
        </table:table-row>
        <table:table-row table:style-name="ro2">
          <table:table-cell/>
          <table:table-cell table:style-name="ce3" office:value-type="string" calcext:value-type="string">
            <text:p>H6,H5,H7,U4,J8,J9, J5, R15, R12, R11, R8, R3</text:p>
          </table:table-cell>
          <table:table-cell table:style-name="ce3" office:value-type="string" calcext:value-type="string">
            <text:p>H6,H5,H7,J8,J9,J5, C8, D1, D6, R12, R11, R3, R4, R5, R6</text:p>
          </table:table-cell>
          <table:table-cell/>
          <table:table-cell table:formula="of:=IF([.B5]=&quot;&quot;;0;LEN([.B5])-LEN(SUBSTITUTE([.B5];&quot;,&quot;;&quot;&quot;))+1)*[.B$3]  + IF([.C5]=&quot;&quot;;0;LEN([.C5])-LEN(SUBSTITUTE([.C5];&quot;,&quot;;&quot;&quot;))+1)*[.C$3]  + IF([.D5]=&quot;&quot;;0;LEN([.D5])-LEN(SUBSTITUTE([.D5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No component – PCB only</text:p>
          </table:table-cell>
          <table:table-cell table:number-columns-repeated="11"/>
          <table:table-cell table:style-name="ce9" table:formula="of:=MIN([.H5];[.J5];[.L5];[.N5];[.P5])" office:value-type="float" office:value="0" calcext:value-type="float">
            <text:p>0.00</text:p>
          </table:table-cell>
          <table:table-cell table:style-name="ce10" table:formula="of:=[.E5]*[.R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Default" office:value-type="string" calcext:value-type="string">
            <text:p>Case1</text:p>
          </table:table-cell>
          <table:table-cell/>
          <table:table-cell table:formula="of:=IF([.B6]=&quot;&quot;;0;LEN([.B6])-LEN(SUBSTITUTE([.B6];&quot;,&quot;;&quot;&quot;))+1)*[.B$3]  + IF([.C6]=&quot;&quot;;0;LEN([.C6])-LEN(SUBSTITUTE([.C6];&quot;,&quot;;&quot;&quot;))+1)*[.C$3]  + IF([.D6]=&quot;&quot;;0;LEN([.D6])-LEN(SUBSTITUTE([.D6];&quot;,&quot;;&quot;&quot;))+1)*[.D$3]" office:value-type="float" office:value="1" calcext:value-type="float">
            <text:p>1</text:p>
          </table:table-cell>
          <table:table-cell office:value-type="string" calcext:value-type="string">
            <text:p>ZD1002J PC ABS V0</text:p>
          </table:table-cell>
          <table:table-cell table:number-columns-repeated="8"/>
          <table:table-cell office:value-type="string" calcext:value-type="string">
            <text:p>https://www.kradex.com.pl/product/obudowy_modulowe_na_szyne_din/zd1002?lang=pl</text:p>
          </table:table-cell>
          <table:table-cell table:formula="of:=9.1/1.23" office:value-type="float" office:value="7.39837398373984" calcext:value-type="float">
            <text:p>7.39837398373984</text:p>
          </table:table-cell>
          <table:table-cell/>
          <table:table-cell table:style-name="ce9" table:formula="of:=MIN([.H6];[.J6];[.L6];[.N6];[.P6])" office:value-type="float" office:value="7.39837398373984" calcext:value-type="float">
            <text:p>7.40</text:p>
          </table:table-cell>
          <table:table-cell table:style-name="ce10" table:formula="of:=[.E6]*[.R6]" office:value-type="float" office:value="7.39837398373984" calcext:value-type="float">
            <text:p>7.4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Default" office:value-type="string" calcext:value-type="string">
            <text:p>Case2</text:p>
          </table:table-cell>
          <table:table-cell/>
          <table:table-cell table:formula="of:=IF([.B7]=&quot;&quot;;0;LEN([.B7])-LEN(SUBSTITUTE([.B7];&quot;,&quot;;&quot;&quot;))+1)*[.B$3]  + IF([.C7]=&quot;&quot;;0;LEN([.C7])-LEN(SUBSTITUTE([.C7];&quot;,&quot;;&quot;&quot;))+1)*[.C$3]  + IF([.D7]=&quot;&quot;;0;LEN([.D7])-LEN(SUBSTITUTE([.D7];&quot;,&quot;;&quot;&quot;))+1)*[.D$3]" office:value-type="float" office:value="1" calcext:value-type="float">
            <text:p>1</text:p>
          </table:table-cell>
          <table:table-cell office:value-type="string" calcext:value-type="string">
            <text:p>Filtr ZDFJ1002</text:p>
          </table:table-cell>
          <table:table-cell table:number-columns-repeated="8"/>
          <table:table-cell office:value-type="string" calcext:value-type="string">
            <text:p>https://www.kradex.com.pl/product/akcesoria/zdf?lang=pl</text:p>
          </table:table-cell>
          <table:table-cell table:formula="of:=1.35/1.23" office:value-type="float" office:value="1.09756097560976" calcext:value-type="float">
            <text:p>1.09756097560976</text:p>
          </table:table-cell>
          <table:table-cell/>
          <table:table-cell table:style-name="ce9" table:formula="of:=MIN([.H7];[.J7];[.L7];[.N7];[.P7])" office:value-type="float" office:value="1.09756097560976" calcext:value-type="float">
            <text:p>1.10</text:p>
          </table:table-cell>
          <table:table-cell table:style-name="ce10" table:formula="of:=[.E7]*[.R7]" office:value-type="float" office:value="1.09756097560976" calcext:value-type="float">
            <text:p>1.1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Default" office:value-type="string" calcext:value-type="string">
            <text:p>Case3</text:p>
          </table:table-cell>
          <table:table-cell/>
          <table:table-cell table:formula="of:=0.5*SUM([.B3:.C3])" office:value-type="float" office:value="0.5" calcext:value-type="float">
            <text:p>0.5</text:p>
          </table:table-cell>
          <table:table-cell office:value-type="string" calcext:value-type="string">
            <text:p>Maskownica ZD2TCJ</text:p>
          </table:table-cell>
          <table:table-cell table:number-columns-repeated="8"/>
          <table:table-cell office:value-type="string" calcext:value-type="string">
            <text:p>https://www.kradex.com.pl/product/akcesoria/zd2tc?lang=pl</text:p>
          </table:table-cell>
          <table:table-cell table:formula="of:=3.81/1.23" office:value-type="float" office:value="3.09756097560976" calcext:value-type="float">
            <text:p>3.09756097560976</text:p>
          </table:table-cell>
          <table:table-cell/>
          <table:table-cell table:style-name="ce9" table:formula="of:=MIN([.H8];[.J8];[.L8];[.N8];[.P8])" office:value-type="float" office:value="3.09756097560976" calcext:value-type="float">
            <text:p>3.10</text:p>
          </table:table-cell>
          <table:table-cell table:style-name="ce10" table:formula="of:=[.E8]*[.R8]" office:value-type="float" office:value="1.54878048780488" calcext:value-type="float">
            <text:p>1.55</text:p>
          </table:table-cell>
          <table:table-cell table:number-columns-repeated="16365"/>
        </table:table-row>
        <table:table-row table:style-name="ro1">
          <table:table-cell/>
          <table:table-cell table:style-name="Default" office:value-type="string" calcext:value-type="string">
            <text:p>U1</text:p>
          </table:table-cell>
          <table:table-cell table:style-name="Default" office:value-type="string" calcext:value-type="string">
            <text:p>U1,U4</text:p>
          </table:table-cell>
          <table:table-cell/>
          <table:table-cell table:formula="of:=IF([.B9]=&quot;&quot;;0;LEN([.B9])-LEN(SUBSTITUTE([.B9];&quot;,&quot;;&quot;&quot;))+1)*[.B$3]  + IF([.C9]=&quot;&quot;;0;LEN([.C9])-LEN(SUBSTITUTE([.C9];&quot;,&quot;;&quot;&quot;))+1)*[.C$3]  + IF([.D9]=&quot;&quot;;0;LEN([.D9])-LEN(SUBSTITUTE([.D9];&quot;,&quot;;&quot;&quot;))+1)*[.D$3]" office:value-type="float" office:value="1" calcext:value-type="float">
            <text:p>1</text:p>
          </table:table-cell>
          <table:table-cell table:style-name="Default" office:value-type="string" calcext:value-type="string">
            <text:p>MAX485ECPA+</text:p>
          </table:table-cell>
          <table:table-cell office:value-type="string" calcext:value-type="string">
            <text:p><text:a xlink:href="https://www.tme.eu/pl/details/max485ecpa+/uklady-scalone-rs232-rs422-rs485/analog-devices-maxim-integrated/" xlink:type="simple">https://www.tme.eu/pl/details/max485ecpa+/uklady-scalone-rs232-rs422-rs485/analog-devices-maxim-integrated/</text:a></text:p>
          </table:table-cell>
          <table:table-cell office:value-type="string" calcext:value-type="string">
            <text:p>25.36 – brak</text:p>
          </table:table-cell>
          <table:table-cell office:value-type="string" calcext:value-type="string">
            <text:p><text:a xlink:href="htps://mou.sr/3MV8M3A" xlink:type="simple">htps://mou.sr/3MV8M3A</text:a></text:p>
          </table:table-cell>
          <table:table-cell office:value-type="float" office:value="38.7" calcext:value-type="float">
            <text:p>38.7</text:p>
          </table:table-cell>
          <table:table-cell table:number-columns-repeated="7"/>
          <table:table-cell table:style-name="ce9" table:formula="of:=MIN([.H9];[.J9];[.L9];[.N9];[.P9])" office:value-type="float" office:value="38.7" calcext:value-type="float">
            <text:p>38.70</text:p>
          </table:table-cell>
          <table:table-cell table:style-name="ce10" table:formula="of:=[.E9]*[.R9]" office:value-type="float" office:value="38.7" calcext:value-type="float">
            <text:p>38.70</text:p>
          </table:table-cell>
          <table:table-cell table:number-columns-repeated="16365"/>
        </table:table-row>
        <table:table-row table:style-name="ro1">
          <table:table-cell/>
          <table:table-cell table:style-name="Default" office:value-type="string" calcext:value-type="string">
            <text:p>J1</text:p>
          </table:table-cell>
          <table:table-cell table:style-name="Default"/>
          <table:table-cell/>
          <table:table-cell table:formula="of:=IF([.B10]=&quot;&quot;;0;LEN([.B10])-LEN(SUBSTITUTE([.B10];&quot;,&quot;;&quot;&quot;))+1)*[.B$3]  + IF([.C10]=&quot;&quot;;0;LEN([.C10])-LEN(SUBSTITUTE([.C10];&quot;,&quot;;&quot;&quot;))+1)*[.C$3]  + IF([.D10]=&quot;&quot;;0;LEN([.D10])-LEN(SUBSTITUTE([.D10];&quot;,&quot;;&quot;&quot;))+1)*[.D$3]" office:value-type="float" office:value="1" calcext:value-type="float">
            <text:p>1</text:p>
          </table:table-cell>
          <table:table-cell office:value-type="string" calcext:value-type="string">
            <text:p>Step-down</text:p>
          </table:table-cell>
          <table:table-cell table:number-columns-repeated="4"/>
          <table:table-cell office:value-type="string" calcext:value-type="string">
            <text:p><text:a xlink:href="https://kamami.pl/step-upstep-down/1178565-modul-przetwornicy-step-upstep-down-5v1a-s13v10f5-pololu-4083-5906623413195.html" xlink:type="simple">https://kamami.pl/step-upstep-down/1178565-modul-przetwornicy-step-upstep-down-5v1a-s13v10f5-pololu-4083-5906623413195.html</text:a></text:p>
          </table:table-cell>
          <table:table-cell office:value-type="float" office:value="32.88" calcext:value-type="float">
            <text:p>32.88</text:p>
          </table:table-cell>
          <table:table-cell office:value-type="string" calcext:value-type="string">
            <text:p>https://botland.com.pl/przetwornice-step-up-step-down/21021-s13v15f5-przetwornica-step-upstep-down-5v-15a-pololu-4084.html </text:p>
          </table:table-cell>
          <table:table-cell office:value-type="float" office:value="36.5" calcext:value-type="float">
            <text:p>36.5</text:p>
          </table:table-cell>
          <table:table-cell table:number-columns-repeated="3"/>
          <table:table-cell table:style-name="ce9" table:formula="of:=MIN([.H10];[.J10];[.L10];[.N10];[.P10])" office:value-type="float" office:value="32.88" calcext:value-type="float">
            <text:p>32.88</text:p>
          </table:table-cell>
          <table:table-cell table:style-name="ce10" table:formula="of:=[.E10]*[.R10]" office:value-type="float" office:value="32.88" calcext:value-type="float">
            <text:p>32.88</text:p>
          </table:table-cell>
          <table:table-cell table:number-columns-repeated="1636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J1</text:p>
          </table:table-cell>
          <table:table-cell/>
          <table:table-cell table:formula="of:=IF([.B11]=&quot;&quot;;0;LEN([.B11])-LEN(SUBSTITUTE([.B11];&quot;,&quot;;&quot;&quot;))+1)*[.B$3]  + IF([.C11]=&quot;&quot;;0;LEN([.C11])-LEN(SUBSTITUTE([.C11];&quot;,&quot;;&quot;&quot;))+1)*[.C$3]  + IF([.D11]=&quot;&quot;;0;LEN([.D11])-LEN(SUBSTITUTE([.D11];&quot;,&quot;;&quot;&quot;))+1)*[.D$3]" office:value-type="float" office:value="0" calcext:value-type="float">
            <text:p>0</text:p>
          </table:table-cell>
          <table:table-cell office:value-type="string" calcext:value-type="string">
            <text:p>L7805CV</text:p>
          </table:table-cell>
          <table:table-cell table:number-columns-repeated="2"/>
          <table:table-cell office:value-type="string" calcext:value-type="string">
            <text:p>https://mou.sr/4sithHr</text:p>
          </table:table-cell>
          <table:table-cell office:value-type="float" office:value="1.85" calcext:value-type="float">
            <text:p>1.85</text:p>
          </table:table-cell>
          <table:table-cell table:number-columns-repeated="7"/>
          <table:table-cell table:style-name="ce9" table:formula="of:=MIN([.H11];[.J11];[.L11];[.N11];[.P11])" office:value-type="float" office:value="1.85" calcext:value-type="float">
            <text:p>1.85</text:p>
          </table:table-cell>
          <table:table-cell table:style-name="ce10" table:formula="of:=[.E11]*[.R1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Default" office:value-type="string" calcext:value-type="string">
            <text:p>U2</text:p>
          </table:table-cell>
          <table:table-cell/>
          <table:table-cell table:formula="of:=IF([.B12]=&quot;&quot;;0;LEN([.B12])-LEN(SUBSTITUTE([.B12];&quot;,&quot;;&quot;&quot;))+1)*[.B$3]  + IF([.C12]=&quot;&quot;;0;LEN([.C12])-LEN(SUBSTITUTE([.C12];&quot;,&quot;;&quot;&quot;))+1)*[.C$3]  + IF([.D12]=&quot;&quot;;0;LEN([.D12])-LEN(SUBSTITUTE([.D12];&quot;,&quot;;&quot;&quot;))+1)*[.D$3]" office:value-type="float" office:value="1" calcext:value-type="float">
            <text:p>1</text:p>
          </table:table-cell>
          <table:table-cell office:value-type="string" calcext:value-type="string">
            <text:p>LF33ABV – 3.3V Reg</text:p>
          </table:table-cell>
          <table:table-cell office:value-type="string" calcext:value-type="string">
            <text:p>https://www.tme.eu/pl/details/lf33abv/stabilizatory-napiecia-nieregulowane-ldo/stmicroelectronics/</text:p>
          </table:table-cell>
          <table:table-cell office:value-type="float" office:value="2.033" calcext:value-type="float">
            <text:p>2.033</text:p>
          </table:table-cell>
          <table:table-cell table:number-columns-repeated="9"/>
          <table:table-cell table:style-name="ce9" table:formula="of:=MIN([.H12];[.J12];[.L12];[.N12];[.P12])" office:value-type="float" office:value="2.033" calcext:value-type="float">
            <text:p>2.03</text:p>
          </table:table-cell>
          <table:table-cell table:style-name="ce10" table:formula="of:=[.E12]*[.R12]" office:value-type="float" office:value="2.033" calcext:value-type="float">
            <text:p>2.03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Default" office:value-type="string" calcext:value-type="string">
            <text:p>J6, J7</text:p>
          </table:table-cell>
          <table:table-cell/>
          <table:table-cell table:formula="of:=IF([.B13]=&quot;&quot;;0;LEN([.B13])-LEN(SUBSTITUTE([.B13];&quot;,&quot;;&quot;&quot;))+1)*[.B$3]  + IF([.C13]=&quot;&quot;;0;LEN([.C13])-LEN(SUBSTITUTE([.C13];&quot;,&quot;;&quot;&quot;))+1)*[.C$3]  + IF([.D13]=&quot;&quot;;0;LEN([.D13])-LEN(SUBSTITUTE([.D13];&quot;,&quot;;&quot;&quot;))+1)*[.D$3]" office:value-type="float" office:value="2" calcext:value-type="float">
            <text:p>2</text:p>
          </table:table-cell>
          <table:table-cell office:value-type="string" calcext:value-type="string">
            <text:p>PTSA-0.5-6-2.5-Z</text:p>
          </table:table-cell>
          <table:table-cell office:value-type="string" calcext:value-type="string">
            <text:p>https://www.tme.eu/pl/details/ptsa0.5_6-2.5-z/listwy-zaciskowe-do-druku/phoenix-contact/1990041/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<text:a xlink:href="https://mou.sr/4pgvkcA" xlink:type="simple">https://mou.sr/4pgvkcA</text:a></text:p>
          </table:table-cell>
          <table:table-cell office:value-type="float" office:value="3.51" calcext:value-type="float">
            <text:p>3.51</text:p>
          </table:table-cell>
          <table:table-cell table:number-columns-repeated="7"/>
          <table:table-cell table:style-name="ce9" table:formula="of:=MIN([.H13];[.J13];[.L13];[.N13];[.P13])" office:value-type="float" office:value="3.51" calcext:value-type="float">
            <text:p>3.51</text:p>
          </table:table-cell>
          <table:table-cell table:style-name="ce10" table:formula="of:=[.E13]*[.R13]" office:value-type="float" office:value="7.02" calcext:value-type="float">
            <text:p>7.02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Default" office:value-type="string" calcext:value-type="string">
            <text:p>U3</text:p>
          </table:table-cell>
          <table:table-cell/>
          <table:table-cell table:formula="of:=IF([.B14]=&quot;&quot;;0;LEN([.B14])-LEN(SUBSTITUTE([.B14];&quot;,&quot;;&quot;&quot;))+1)*[.B$3]  + IF([.C14]=&quot;&quot;;0;LEN([.C14])-LEN(SUBSTITUTE([.C14];&quot;,&quot;;&quot;&quot;))+1)*[.C$3]  + IF([.D14]=&quot;&quot;;0;LEN([.D14])-LEN(SUBSTITUTE([.D14];&quot;,&quot;;&quot;&quot;))+1)*[.D$3]" office:value-type="float" office:value="1" calcext:value-type="float">
            <text:p>1</text:p>
          </table:table-cell>
          <table:table-cell office:value-type="string" calcext:value-type="string">
            <text:p>STM32C011F6P</text:p>
          </table:table-cell>
          <table:table-cell office:value-type="string" calcext:value-type="string">
            <text:p>https://www.tme.eu/pl/details/stm32c011f6p6/mikrokontrolery-st/stmicroelectronics/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https://mou.sr/4pevyRa</text:p>
          </table:table-cell>
          <table:table-cell office:value-type="float" office:value="3.1" calcext:value-type="float">
            <text:p>3.1</text:p>
          </table:table-cell>
          <table:table-cell table:number-columns-repeated="7"/>
          <table:table-cell table:style-name="ce9" table:formula="of:=MIN([.H14];[.J14];[.L14];[.N14];[.P14])" office:value-type="float" office:value="3.1" calcext:value-type="float">
            <text:p>3.10</text:p>
          </table:table-cell>
          <table:table-cell table:style-name="ce10" table:formula="of:=[.E14]*[.R14]" office:value-type="float" office:value="3.1" calcext:value-type="float">
            <text:p>3.10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Y1</text:p>
          </table:table-cell>
          <table:table-cell/>
          <table:table-cell table:formula="of:=IF([.B15]=&quot;&quot;;0;LEN([.B15])-LEN(SUBSTITUTE([.B15];&quot;,&quot;;&quot;&quot;))+1)*[.B$3]  + IF([.C15]=&quot;&quot;;0;LEN([.C15])-LEN(SUBSTITUTE([.C15];&quot;,&quot;;&quot;&quot;))+1)*[.C$3]  + IF([.D15]=&quot;&quot;;0;LEN([.D15])-LEN(SUBSTITUTE([.D15];&quot;,&quot;;&quot;&quot;))+1)*[.D$3]" office:value-type="float" office:value="1" calcext:value-type="float">
            <text:p>1</text:p>
          </table:table-cell>
          <table:table-cell office:value-type="string" calcext:value-type="string">
            <text:p>XTAL 20MHz</text:p>
          </table:table-cell>
          <table:table-cell office:value-type="string" calcext:value-type="string">
            <text:p>https://www.tme.eu/pl/details/20m-49s-sr/rezonatory-kwarcowe-tht/sr-passives/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style-name="ce9" table:formula="of:=MIN([.H15];[.J15];[.L15];[.N15];[.P15])" office:value-type="float" office:value="2.5" calcext:value-type="float">
            <text:p>2.50</text:p>
          </table:table-cell>
          <table:table-cell table:style-name="ce10" table:formula="of:=[.E15]*[.R15]" office:value-type="float" office:value="2.5" calcext:value-type="float">
            <text:p>2.50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J4</text:p>
          </table:table-cell>
          <table:table-cell/>
          <table:table-cell table:formula="of:=IF([.B16]=&quot;&quot;;0;LEN([.B16])-LEN(SUBSTITUTE([.B16];&quot;,&quot;;&quot;&quot;))+1)*[.B$3]  + IF([.C16]=&quot;&quot;;0;LEN([.C16])-LEN(SUBSTITUTE([.C16];&quot;,&quot;;&quot;&quot;))+1)*[.C$3]  + IF([.D16]=&quot;&quot;;0;LEN([.D16])-LEN(SUBSTITUTE([.D16];&quot;,&quot;;&quot;&quot;))+1)*[.D$3]" office:value-type="float" office:value="1" calcext:value-type="float">
            <text:p>1</text:p>
          </table:table-cell>
          <table:table-cell office:value-type="string" calcext:value-type="string">
            <text:p>Header 1x4</text:p>
          </table:table-cell>
          <table:table-cell office:value-type="string" calcext:value-type="string">
            <text:p>https://www.tme.eu/pl/details/77311-118-36lf/listwy-i-gniazda-kolkowe/amphenol-communications-solutions/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9" table:formula="of:=MIN([.H16];[.J16];[.L16];[.N16];[.P16])" office:value-type="float" office:value="1" calcext:value-type="float">
            <text:p>1.00</text:p>
          </table:table-cell>
          <table:table-cell table:style-name="ce10" table:formula="of:=[.E16]*[.R16]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C1,C2,C9</text:p>
          </table:table-cell>
          <table:table-cell/>
          <table:table-cell table:formula="of:=IF([.B17]=&quot;&quot;;0;LEN([.B17])-LEN(SUBSTITUTE([.B17];&quot;,&quot;;&quot;&quot;))+1)*[.B$3]  + IF([.C17]=&quot;&quot;;0;LEN([.C17])-LEN(SUBSTITUTE([.C17];&quot;,&quot;;&quot;&quot;))+1)*[.C$3]  + IF([.D17]=&quot;&quot;;0;LEN([.D17])-LEN(SUBSTITUTE([.D17];&quot;,&quot;;&quot;&quot;))+1)*[.D$3]" office:value-type="float" office:value="3" calcext:value-type="float">
            <text:p>3</text:p>
          </table:table-cell>
          <table:table-cell office:value-type="string" calcext:value-type="string">
            <text:p>Cap 10nF 50V</text:p>
          </table:table-cell>
          <table:table-cell office:value-type="string" calcext:value-type="string">
            <text:p>https://www.tme.eu/pl/details/cc-10n/kondensatory-ceramiczne/sr-passives/</text:p>
          </table:table-cell>
          <table:table-cell office:value-type="float" office:value="0.08" calcext:value-type="float">
            <text:p>0.08</text:p>
          </table:table-cell>
          <table:table-cell table:number-columns-repeated="9"/>
          <table:table-cell table:style-name="ce9" table:formula="of:=MIN([.H17];[.J17];[.L17];[.N17];[.P17])" office:value-type="float" office:value="0.08" calcext:value-type="float">
            <text:p>0.08</text:p>
          </table:table-cell>
          <table:table-cell table:style-name="ce10" table:formula="of:=[.E17]*[.R17]" office:value-type="float" office:value="0.24" calcext:value-type="float">
            <text:p>0.24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C3</text:p>
          </table:table-cell>
          <table:table-cell/>
          <table:table-cell table:formula="of:=IF([.B18]=&quot;&quot;;0;LEN([.B18])-LEN(SUBSTITUTE([.B18];&quot;,&quot;;&quot;&quot;))+1)*[.B$3]  + IF([.C18]=&quot;&quot;;0;LEN([.C18])-LEN(SUBSTITUTE([.C18];&quot;,&quot;;&quot;&quot;))+1)*[.C$3]  + IF([.D18]=&quot;&quot;;0;LEN([.D18])-LEN(SUBSTITUTE([.D18];&quot;,&quot;;&quot;&quot;))+1)*[.D$3]" office:value-type="float" office:value="1" calcext:value-type="float">
            <text:p>1</text:p>
          </table:table-cell>
          <table:table-cell office:value-type="string" calcext:value-type="string">
            <text:p>Cap 2.2uF 50V</text:p>
          </table:table-cell>
          <table:table-cell office:value-type="string" calcext:value-type="string">
            <text:p>https://www.tme.eu/pl/details/fg14x7r1h225krt06/kondensatory-mlcc-tht/tdk/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style-name="ce9" table:formula="of:=MIN([.H18];[.J18];[.L18];[.N18];[.P18])" office:value-type="float" office:value="1.8" calcext:value-type="float">
            <text:p>1.80</text:p>
          </table:table-cell>
          <table:table-cell table:style-name="ce10" table:formula="of:=[.E18]*[.R18]" office:value-type="float" office:value="1.8" calcext:value-type="float">
            <text:p>1.80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C4, C5</text:p>
          </table:table-cell>
          <table:table-cell/>
          <table:table-cell table:formula="of:=IF([.B19]=&quot;&quot;;0;LEN([.B19])-LEN(SUBSTITUTE([.B19];&quot;,&quot;;&quot;&quot;))+1)*[.B$3]  + IF([.C19]=&quot;&quot;;0;LEN([.C19])-LEN(SUBSTITUTE([.C19];&quot;,&quot;;&quot;&quot;))+1)*[.C$3]  + IF([.D19]=&quot;&quot;;0;LEN([.D19])-LEN(SUBSTITUTE([.D19];&quot;,&quot;;&quot;&quot;))+1)*[.D$3]" office:value-type="float" office:value="2" calcext:value-type="float">
            <text:p>2</text:p>
          </table:table-cell>
          <table:table-cell office:value-type="string" calcext:value-type="string">
            <text:p>Cap 4.7uF 25V</text:p>
          </table:table-cell>
          <table:table-cell office:value-type="string" calcext:value-type="string">
            <text:p>https://www.tme.eu/pl/details/fg14x7r1e475krt06/kondensatory-mlcc-tht/tdk/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table:style-name="ce9" table:formula="of:=MIN([.H19];[.J19];[.L19];[.N19];[.P19])" office:value-type="float" office:value="1.6" calcext:value-type="float">
            <text:p>1.60</text:p>
          </table:table-cell>
          <table:table-cell table:style-name="ce10" table:formula="of:=[.E19]*[.R19]" office:value-type="float" office:value="3.2" calcext:value-type="float">
            <text:p>3.20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C6, C7</text:p>
          </table:table-cell>
          <table:table-cell/>
          <table:table-cell table:formula="of:=IF([.B20]=&quot;&quot;;0;LEN([.B20])-LEN(SUBSTITUTE([.B20];&quot;,&quot;;&quot;&quot;))+1)*[.B$3]  + IF([.C20]=&quot;&quot;;0;LEN([.C20])-LEN(SUBSTITUTE([.C20];&quot;,&quot;;&quot;&quot;))+1)*[.C$3]  + IF([.D20]=&quot;&quot;;0;LEN([.D20])-LEN(SUBSTITUTE([.D20];&quot;,&quot;;&quot;&quot;))+1)*[.D$3]" office:value-type="float" office:value="2" calcext:value-type="float">
            <text:p>2</text:p>
          </table:table-cell>
          <table:table-cell office:value-type="string" calcext:value-type="string">
            <text:p>Cap 33pF</text:p>
          </table:table-cell>
          <table:table-cell office:value-type="string" calcext:value-type="string">
            <text:p>https://www.tme.eu/pl/details/cc-33_100/kondensatory-ceramiczne/sr-passives/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style-name="ce9" table:formula="of:=MIN([.H20];[.J20];[.L20];[.N20];[.P20])" office:value-type="float" office:value="0.1" calcext:value-type="float">
            <text:p>0.10</text:p>
          </table:table-cell>
          <table:table-cell table:style-name="ce10" table:formula="of:=[.E20]*[.R20]" office:value-type="float" office:value="0.2" calcext:value-type="float">
            <text:p>0.2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table:number-columns-repeated="2"/>
          <table:table-cell table:formula="of:=IF([.B21]=&quot;&quot;;0;LEN([.B21])-LEN(SUBSTITUTE([.B21];&quot;,&quot;;&quot;&quot;))+1)*[.B$3]  + IF([.C21]=&quot;&quot;;0;LEN([.C21])-LEN(SUBSTITUTE([.C21];&quot;,&quot;;&quot;&quot;))+1)*[.C$3]  + IF([.D21]=&quot;&quot;;0;LEN([.D21])-LEN(SUBSTITUTE([.D21];&quot;,&quot;;&quot;&quot;))+1)*[.D$3]" office:value-type="float" office:value="1" calcext:value-type="float">
            <text:p>1</text:p>
          </table:table-cell>
          <table:table-cell office:value-type="string" calcext:value-type="string">
            <text:p>Cap 220pF</text:p>
          </table:table-cell>
          <table:table-cell office:value-type="string" calcext:value-type="string">
            <text:p>https://www.tme.eu/pl/details/cc-100/kondensatory-ceramiczne/sr-passives/</text:p>
          </table:table-cell>
          <table:table-cell office:value-type="float" office:value="0.07" calcext:value-type="float">
            <text:p>0.07</text:p>
          </table:table-cell>
          <table:table-cell table:number-columns-repeated="9"/>
          <table:table-cell table:style-name="ce9" table:formula="of:=MIN([.H21];[.J21];[.L21];[.N21];[.P21])" office:value-type="float" office:value="0.07" calcext:value-type="float">
            <text:p>0.07</text:p>
          </table:table-cell>
          <table:table-cell table:style-name="ce10" table:formula="of:=[.E21]*[.R21]" office:value-type="float" office:value="0.07" calcext:value-type="float">
            <text:p>0.0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D1,D6,D7,D8</text:p>
          </table:table-cell>
          <table:table-cell office:value-type="string" calcext:value-type="string">
            <text:p>D7, D8</text:p>
          </table:table-cell>
          <table:table-cell/>
          <table:table-cell table:formula="of:=IF([.B22]=&quot;&quot;;0;LEN([.B22])-LEN(SUBSTITUTE([.B22];&quot;,&quot;;&quot;&quot;))+1)*[.B$3]  + IF([.C22]=&quot;&quot;;0;LEN([.C22])-LEN(SUBSTITUTE([.C22];&quot;,&quot;;&quot;&quot;))+1)*[.C$3]  + IF([.D22]=&quot;&quot;;0;LEN([.D22])-LEN(SUBSTITUTE([.D22];&quot;,&quot;;&quot;&quot;))+1)*[.D$3]" office:value-type="float" office:value="4" calcext:value-type="float">
            <text:p>4</text:p>
          </table:table-cell>
          <table:table-cell office:value-type="string" calcext:value-type="string">
            <text:p>BAT42 – Schottky (ESD)</text:p>
          </table:table-cell>
          <table:table-cell office:value-type="string" calcext:value-type="string">
            <text:p>https://www.tme.eu/pl/details/cc-220/kondensatory-ceramiczne/sr-passives/</text:p>
          </table:table-cell>
          <table:table-cell office:value-type="float" office:value="0.38" calcext:value-type="float">
            <text:p>0.38</text:p>
          </table:table-cell>
          <table:table-cell table:number-columns-repeated="9"/>
          <table:table-cell table:style-name="ce9" table:formula="of:=MIN([.H22];[.J22];[.L22];[.N22];[.P22])" office:value-type="float" office:value="0.38" calcext:value-type="float">
            <text:p>0.38</text:p>
          </table:table-cell>
          <table:table-cell table:style-name="ce10" table:formula="of:=[.E22]*[.R22]" office:value-type="float" office:value="1.52" calcext:value-type="float">
            <text:p>1.52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D3, D4</text:p>
          </table:table-cell>
          <table:table-cell/>
          <table:table-cell table:formula="of:=IF([.B23]=&quot;&quot;;0;LEN([.B23])-LEN(SUBSTITUTE([.B23];&quot;,&quot;;&quot;&quot;))+1)*[.B$3]  + IF([.C23]=&quot;&quot;;0;LEN([.C23])-LEN(SUBSTITUTE([.C23];&quot;,&quot;;&quot;&quot;))+1)*[.C$3]  + IF([.D23]=&quot;&quot;;0;LEN([.D23])-LEN(SUBSTITUTE([.D23];&quot;,&quot;;&quot;&quot;))+1)*[.D$3]" office:value-type="float" office:value="2" calcext:value-type="float">
            <text:p>2</text:p>
          </table:table-cell>
          <table:table-cell office:value-type="string" calcext:value-type="string">
            <text:p>SB240TA 2A 40V 0.5V – prost. Schottky</text:p>
          </table:table-cell>
          <table:table-cell office:value-type="string" calcext:value-type="string">
            <text:p>https://www.tme.eu/pl/details/sb240ta-smc/diody-schottky-tht/smc-diode-solutions/sb240ta/</text:p>
          </table:table-cell>
          <table:table-cell office:value-type="float" office:value="0.32" calcext:value-type="float">
            <text:p>0.32</text:p>
          </table:table-cell>
          <table:table-cell table:number-columns-repeated="9"/>
          <table:table-cell table:style-name="ce9" table:formula="of:=MIN([.H23];[.J23];[.L23];[.N23];[.P23])" office:value-type="float" office:value="0.32" calcext:value-type="float">
            <text:p>0.32</text:p>
          </table:table-cell>
          <table:table-cell table:style-name="ce10" table:formula="of:=[.E23]*[.R23]" office:value-type="float" office:value="0.64" calcext:value-type="float">
            <text:p>0.64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D2</text:p>
          </table:table-cell>
          <table:table-cell/>
          <table:table-cell table:formula="of:=IF([.B24]=&quot;&quot;;0;LEN([.B24])-LEN(SUBSTITUTE([.B24];&quot;,&quot;;&quot;&quot;))+1)*[.B$3]  + IF([.C24]=&quot;&quot;;0;LEN([.C24])-LEN(SUBSTITUTE([.C24];&quot;,&quot;;&quot;&quot;))+1)*[.C$3]  + IF([.D24]=&quot;&quot;;0;LEN([.D24])-LEN(SUBSTITUTE([.D24];&quot;,&quot;;&quot;&quot;))+1)*[.D$3]" office:value-type="float" office:value="1" calcext:value-type="float">
            <text:p>1</text:p>
          </table:table-cell>
          <table:table-cell office:value-type="string" calcext:value-type="string">
            <text:p>FR203GTA 2A 200V 1.3V – prost.</text:p>
          </table:table-cell>
          <table:table-cell office:value-type="string" calcext:value-type="string">
            <text:p>https://www.tme.eu/pl/details/fr203gta-smc/diody-uniwersalne-tht/smc-diode-solutions/fr203gta/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table:style-name="ce9" table:formula="of:=MIN([.H24];[.J24];[.L24];[.N24];[.P24])" office:value-type="float" office:value="0.35" calcext:value-type="float">
            <text:p>0.35</text:p>
          </table:table-cell>
          <table:table-cell table:style-name="ce10" table:formula="of:=[.E24]*[.R24]" office:value-type="float" office:value="0.35" calcext:value-type="float">
            <text:p>0.35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R7</text:p>
          </table:table-cell>
          <table:table-cell/>
          <table:table-cell table:formula="of:=IF([.B25]=&quot;&quot;;0;LEN([.B25])-LEN(SUBSTITUTE([.B25];&quot;,&quot;;&quot;&quot;))+1)*[.B$3]  + IF([.C25]=&quot;&quot;;0;LEN([.C25])-LEN(SUBSTITUTE([.C25];&quot;,&quot;;&quot;&quot;))+1)*[.C$3]  + IF([.D25]=&quot;&quot;;0;LEN([.D25])-LEN(SUBSTITUTE([.D25];&quot;,&quot;;&quot;&quot;))+1)*[.D$3]" office:value-type="float" office:value="1" calcext:value-type="float">
            <text:p>1</text:p>
          </table:table-cell>
          <table:table-cell office:value-type="string" calcext:value-type="string">
            <text:p>R TTH 33K</text:p>
          </table:table-cell>
          <table:table-cell table:number-columns-repeated="11"/>
          <table:table-cell table:style-name="ce9" table:formula="of:=MIN([.H25];[.J25];[.L25];[.N25];[.P25])" office:value-type="float" office:value="0" calcext:value-type="float">
            <text:p>0.00</text:p>
          </table:table-cell>
          <table:table-cell table:style-name="ce10" table:formula="of:=[.E25]*[.R2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R13</text:p>
          </table:table-cell>
          <table:table-cell/>
          <table:table-cell table:formula="of:=IF([.B26]=&quot;&quot;;0;LEN([.B26])-LEN(SUBSTITUTE([.B26];&quot;,&quot;;&quot;&quot;))+1)*[.B$3]  + IF([.C26]=&quot;&quot;;0;LEN([.C26])-LEN(SUBSTITUTE([.C26];&quot;,&quot;;&quot;&quot;))+1)*[.C$3]  + IF([.D26]=&quot;&quot;;0;LEN([.D26])-LEN(SUBSTITUTE([.D26];&quot;,&quot;;&quot;&quot;))+1)*[.D$3]" office:value-type="float" office:value="1" calcext:value-type="float">
            <text:p>1</text:p>
          </table:table-cell>
          <table:table-cell office:value-type="string" calcext:value-type="string">
            <text:p>R TTH 6.8K</text:p>
          </table:table-cell>
          <table:table-cell table:number-columns-repeated="11"/>
          <table:table-cell table:style-name="ce9" table:formula="of:=MIN([.H26];[.J26];[.L26];[.N26];[.P26])" office:value-type="float" office:value="0" calcext:value-type="float">
            <text:p>0.00</text:p>
          </table:table-cell>
          <table:table-cell table:style-name="ce10" table:formula="of:=[.E26]*[.R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office:value-type="string" calcext:value-type="string">
            <text:p>R9</text:p>
          </table:table-cell>
          <table:table-cell/>
          <table:table-cell table:formula="of:=IF([.B27]=&quot;&quot;;0;LEN([.B27])-LEN(SUBSTITUTE([.B27];&quot;,&quot;;&quot;&quot;))+1)*[.B$3]  + IF([.C27]=&quot;&quot;;0;LEN([.C27])-LEN(SUBSTITUTE([.C27];&quot;,&quot;;&quot;&quot;))+1)*[.C$3]  + IF([.D27]=&quot;&quot;;0;LEN([.D27])-LEN(SUBSTITUTE([.D27];&quot;,&quot;;&quot;&quot;))+1)*[.D$3]" office:value-type="float" office:value="1" calcext:value-type="float">
            <text:p>1</text:p>
          </table:table-cell>
          <table:table-cell office:value-type="string" calcext:value-type="string">
            <text:p>Wire</text:p>
          </table:table-cell>
          <table:table-cell table:number-columns-repeated="11"/>
          <table:table-cell table:style-name="ce9" table:formula="of:=MIN([.H27];[.J27];[.L27];[.N27];[.P27])" office:value-type="float" office:value="0" calcext:value-type="float">
            <text:p>0.00</text:p>
          </table:table-cell>
          <table:table-cell table:style-name="ce10" table:formula="of:=[.E27]*[.R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R14,R15</text:p>
          </table:table-cell>
          <table:table-cell/>
          <table:table-cell table:formula="of:=IF([.B28]=&quot;&quot;;0;LEN([.B28])-LEN(SUBSTITUTE([.B28];&quot;,&quot;;&quot;&quot;))+1)*[.B$3]  + IF([.C28]=&quot;&quot;;0;LEN([.C28])-LEN(SUBSTITUTE([.C28];&quot;,&quot;;&quot;&quot;))+1)*[.C$3]  + IF([.D28]=&quot;&quot;;0;LEN([.D28])-LEN(SUBSTITUTE([.D28];&quot;,&quot;;&quot;&quot;))+1)*[.D$3]" office:value-type="float" office:value="1" calcext:value-type="float">
            <text:p>1</text:p>
          </table:table-cell>
          <table:table-cell office:value-type="string" calcext:value-type="string">
            <text:p>R TTH 120</text:p>
          </table:table-cell>
          <table:table-cell table:number-columns-repeated="11"/>
          <table:table-cell table:style-name="ce9" table:formula="of:=MIN([.H28];[.J28];[.L28];[.N28];[.P28])" office:value-type="float" office:value="0" calcext:value-type="float">
            <text:p>0.00</text:p>
          </table:table-cell>
          <table:table-cell table:style-name="ce10" table:formula="of:=[.E28]*[.R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2,R8</text:p>
          </table:table-cell>
          <table:table-cell/>
          <table:table-cell table:formula="of:=IF([.B29]=&quot;&quot;;0;LEN([.B29])-LEN(SUBSTITUTE([.B29];&quot;,&quot;;&quot;&quot;))+1)*[.B$3]  + IF([.C29]=&quot;&quot;;0;LEN([.C29])-LEN(SUBSTITUTE([.C29];&quot;,&quot;;&quot;&quot;))+1)*[.C$3]  + IF([.D29]=&quot;&quot;;0;LEN([.D29])-LEN(SUBSTITUTE([.D29];&quot;,&quot;;&quot;&quot;))+1)*[.D$3]" office:value-type="float" office:value="1" calcext:value-type="float">
            <text:p>1</text:p>
          </table:table-cell>
          <table:table-cell office:value-type="string" calcext:value-type="string">
            <text:p>R TTH 22K</text:p>
          </table:table-cell>
          <table:table-cell table:number-columns-repeated="11"/>
          <table:table-cell table:style-name="ce9" table:formula="of:=MIN([.H29];[.J29];[.L29];[.N29];[.P29])" office:value-type="float" office:value="0" calcext:value-type="float">
            <text:p>0.00</text:p>
          </table:table-cell>
          <table:table-cell table:style-name="ce10" table:formula="of:=[.E29]*[.R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table:number-columns-repeated="2"/>
          <table:table-cell table:formula="of:=IF([.B30]=&quot;&quot;;0;LEN([.B30])-LEN(SUBSTITUTE([.B30];&quot;,&quot;;&quot;&quot;))+1)*[.B$3]  + IF([.C30]=&quot;&quot;;0;LEN([.C30])-LEN(SUBSTITUTE([.C30];&quot;,&quot;;&quot;&quot;))+1)*[.C$3]  + IF([.D30]=&quot;&quot;;0;LEN([.D30])-LEN(SUBSTITUTE([.D30];&quot;,&quot;;&quot;&quot;))+1)*[.D$3]" office:value-type="float" office:value="1" calcext:value-type="float">
            <text:p>1</text:p>
          </table:table-cell>
          <table:table-cell office:value-type="string" calcext:value-type="string">
            <text:p>R TTH 470</text:p>
          </table:table-cell>
          <table:table-cell table:number-columns-repeated="11"/>
          <table:table-cell table:style-name="ce9" table:formula="of:=MIN([.H30];[.J30];[.L30];[.N30];[.P30])" office:value-type="float" office:value="0" calcext:value-type="float">
            <text:p>0.00</text:p>
          </table:table-cell>
          <table:table-cell table:style-name="ce10" table:formula="of:=[.E30]*[.R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table:number-columns-repeated="2"/>
          <table:table-cell table:formula="of:=IF([.B31]=&quot;&quot;;0;LEN([.B31])-LEN(SUBSTITUTE([.B31];&quot;,&quot;;&quot;&quot;))+1)*[.B$3]  + IF([.C31]=&quot;&quot;;0;LEN([.C31])-LEN(SUBSTITUTE([.C31];&quot;,&quot;;&quot;&quot;))+1)*[.C$3]  + IF([.D31]=&quot;&quot;;0;LEN([.D31])-LEN(SUBSTITUTE([.D31];&quot;,&quot;;&quot;&quot;))+1)*[.D$3]" office:value-type="float" office:value="1" calcext:value-type="float">
            <text:p>1</text:p>
          </table:table-cell>
          <table:table-cell office:value-type="string" calcext:value-type="string">
            <text:p>R TTH 47K</text:p>
          </table:table-cell>
          <table:table-cell table:number-columns-repeated="11"/>
          <table:table-cell table:style-name="ce9" table:formula="of:=MIN([.H31];[.J31];[.L31];[.N31];[.P31])" office:value-type="float" office:value="0" calcext:value-type="float">
            <text:p>0.00</text:p>
          </table:table-cell>
          <table:table-cell table:style-name="ce10" table:formula="of:=[.E31]*[.R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table:number-columns-repeated="2"/>
          <table:table-cell table:formula="of:=IF([.B32]=&quot;&quot;;0;LEN([.B32])-LEN(SUBSTITUTE([.B32];&quot;,&quot;;&quot;&quot;))+1)*[.B$3]  + IF([.C32]=&quot;&quot;;0;LEN([.C32])-LEN(SUBSTITUTE([.C32];&quot;,&quot;;&quot;&quot;))+1)*[.C$3]  + IF([.D32]=&quot;&quot;;0;LEN([.D32])-LEN(SUBSTITUTE([.D32];&quot;,&quot;;&quot;&quot;))+1)*[.D$3]" office:value-type="float" office:value="1" calcext:value-type="float">
            <text:p>1</text:p>
          </table:table-cell>
          <table:table-cell office:value-type="string" calcext:value-type="string">
            <text:p>R TTH 220</text:p>
          </table:table-cell>
          <table:table-cell table:number-columns-repeated="11"/>
          <table:table-cell table:style-name="ce9" table:formula="of:=MIN([.H32];[.J32];[.L32];[.N32];[.P32])" office:value-type="float" office:value="0" calcext:value-type="float">
            <text:p>0.00</text:p>
          </table:table-cell>
          <table:table-cell table:style-name="ce10" table:formula="of:=[.E32]*[.R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33]=&quot;&quot;;0;LEN([.B33])-LEN(SUBSTITUTE([.B33];&quot;,&quot;;&quot;&quot;))+1)*[.B$3]  + IF([.C33]=&quot;&quot;;0;LEN([.C33])-LEN(SUBSTITUTE([.C33];&quot;,&quot;;&quot;&quot;))+1)*[.C$3]  + IF([.D33]=&quot;&quot;;0;LEN([.D33])-LEN(SUBSTITUTE([.D3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33];[.J33];[.L33];[.N33];[.P33])" office:value-type="float" office:value="0" calcext:value-type="float">
            <text:p>0.00</text:p>
          </table:table-cell>
          <table:table-cell table:style-name="ce10" table:formula="of:=[.E33]*[.R3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17"/>
          <table:table-cell table:style-name="ce9" table:formula="of:=MIN([.H34];[.J34];[.L34];[.N34];[.P34])" office:value-type="float" office:value="0" calcext:value-type="float">
            <text:p>0.00</text:p>
          </table:table-cell>
          <table:table-cell table:style-name="ce10" table:formula="of:=[.E34]*[.R3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17"/>
          <table:table-cell table:style-name="ce9" table:formula="of:=MIN([.H35];[.J35];[.L35];[.N35];[.P35])" office:value-type="float" office:value="0" calcext:value-type="float">
            <text:p>0.00</text:p>
          </table:table-cell>
          <table:table-cell table:style-name="ce10" table:formula="of:=[.E35]*[.R3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17"/>
          <table:table-cell table:style-name="ce9" table:formula="of:=MIN([.H36];[.J36];[.L36];[.N36];[.P36])" office:value-type="float" office:value="0" calcext:value-type="float">
            <text:p>0.00</text:p>
          </table:table-cell>
          <table:table-cell table:style-name="ce10" table:formula="of:=[.E36]*[.R3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17"/>
          <table:table-cell table:style-name="ce9" table:formula="of:=MIN([.H37];[.J37];[.L37];[.N37];[.P37])" office:value-type="float" office:value="0" calcext:value-type="float">
            <text:p>0.00</text:p>
          </table:table-cell>
          <table:table-cell table:style-name="ce10" table:formula="of:=[.E37]*[.R3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17"/>
          <table:table-cell table:style-name="ce9" table:formula="of:=MIN([.H38];[.J38];[.L38];[.N38];[.P38])" office:value-type="float" office:value="0" calcext:value-type="float">
            <text:p>0.00</text:p>
          </table:table-cell>
          <table:table-cell table:style-name="ce10" table:formula="of:=[.E38]*[.R3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S5:Sheet1.S38">
            <calcext:data-bar calcext:gradient="false" calcext:max-length="100" calcext:negative-color="#ff0000" calcext:positive-color="#b4c7d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UART simulation: </text:p>
          </table:table-cell>
          <table:table-cell/>
          <table:table-cell office:value-type="string" calcext:value-type="string">
            <text:p>https://www.falstad.com/circuit/circuitjs.html?ctz=CQAgjOCmC0AcIE4B0B2WBmBDYBYCs6AbLAExjoh7x6UAMlMYYAUAE4g5iEgk706x6JFCRD8UtScwBKHLjz5zuYBKPr966JBXVikeZgGMOgniKUh0tHBx5ISkx0+clG67bVwkSsNGFh4YJw2tEiSELRsJkLmhLxmahwSUTiENmmWeKIZ4pGyQek2BeCEutlO4PqVNO4GAOYWVjac3OhEYmLMAO4cGX3xOd0gcYXD8cJqQyMJY82DDS0cCNyLWfDqKaap6fHbHTjJxgL8GYs4y7Yk9s43jq7QYO5WXj5+AUFgamG0ETIWOOhRIt0LgOhpLNowXoDOwzoDor0QklHCl5NNjsM8NxclJZIt0fI8ChsftNJDdKEDEdTIQsRZiPAbFcHLcbvdHnpnjhvL5YP5ApwdN9frCaXTprSSQdIgs0bBGfIRBSprt+uk6ZFYfI+StTLh1sjcRYdRZiQbwVodGD9EYEfrjVs7CzWU52U9PNzXnz3pwSDVhZ1RfR7dN7blmLLuPL+PIEJ8wSr1dxQwJAxZHp4EY9FDi8unJAruMsKRwyVbaraMdmY8paOYmdcXa63JyPTy3gLPv7wmmq9Z6NNq-tkpHwHWgfImNYEz0U-BB-20+gssMijhRkIHLbl9kbDvwOvLo2m5I3XpPCI2nxyLBCCg44QhT2ZZlRMV9ypEpE+BQ0DZTP4igZgabQAPo4KBtCgV2+CQd8PxwT8vBtFkJCPoIvIoOgoEPOBoFgdhEFQRB6CbDEogTDMm6agieyUXs1FkZi3CUZKHTeDRGL2pRYY8FuQZjoolFDoxPQ8amwmLpEYnmNxsQakMrF0vRgwAMolORlgUeYugAGYAIYADYAM6QOxEZaTw8qWW0JJ5vCfqtG+xJQoolpQpSzDGTMdHmJR9AQAZJmQF5GkzJR-ngCAQWmcwAD2PAlKS2CUOeNSXJYqX0DQpF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22:13:52.5743997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0:19:18.192910838</meta:creation-date>
    <dc:date>2025-12-30T21:25:46.184011048</dc:date>
    <meta:editing-duration>PT9H41M53S</meta:editing-duration>
    <meta:editing-cycles>19</meta:editing-cycles>
    <meta:generator>LibreOffice/24.2.7.2$Linux_X86_64 LibreOffice_project/420$Build-2</meta:generator>
    <meta:document-statistic meta:table-count="2" meta:cell-count="253" meta:object-count="0"/>
  </office:meta>
</office:document-meta>
</file>